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229CF11.png" manifest:media-type="image/png"/>
  <manifest:file-entry manifest:full-path="Pictures/1000000000000556000003000EBA7DE4.png" manifest:media-type="image/png"/>
  <manifest:file-entry manifest:full-path="Pictures/10000000000005560000030085B8317E.png" manifest:media-type="image/png"/>
  <manifest:file-entry manifest:full-path="Pictures/1000000000000556000003001DAD5EFB.png" manifest:media-type="image/png"/>
  <manifest:file-entry manifest:full-path="Pictures/100000000000055600000300CC264FF5.png" manifest:media-type="image/png"/>
  <manifest:file-entry manifest:full-path="Pictures/100000000000055600000300DAF2513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Изображение2" text:anchor-type="paragraph" svg:x="-0.402cm" svg:y="10.77cm" svg:width="17cm" svg:height="9.557cm" draw:z-index="1"><draw:image xlink:href="Pictures/100000000000055600000300DAF2513B.png" xlink:type="simple" xlink:show="embed" xlink:actuate="onLoad"/></draw:frame><draw:frame draw:style-name="fr1" draw:name="Изображение1" text:anchor-type="paragraph" svg:width="17cm" svg:height="9.557cm" draw:z-index="0"><draw:image xlink:href="Pictures/100000000000055600000300CC264FF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Изображение3" text:anchor-type="paragraph" svg:width="17cm" svg:height="9.557cm" draw:z-index="2"><draw:image xlink:href="Pictures/1000000000000556000003001DAD5EFB.png" xlink:type="simple" xlink:show="embed" xlink:actuate="onLoad"/></draw:frame><text:soft-page-break/></text:p>
      <text:p text:style-name="Standard"/>
      <text:p text:style-name="Standard"><draw:frame draw:style-name="fr1" draw:name="Изображение4" text:anchor-type="paragraph" svg:width="17cm" svg:height="9.557cm" draw:z-index="3"><draw:image xlink:href="Pictures/10000000000005560000030085B8317E.png" xlink:type="simple" xlink:show="embed" xlink:actuate="onLoad"/></draw:frame></text:p>
      <text:p text:style-name="Standard"/>
      <text:p text:style-name="Standard"><draw:frame draw:style-name="fr3" draw:name="Изображение5" text:anchor-type="paragraph" svg:width="17cm" svg:height="9.557cm" draw:z-index="4"><draw:image xlink:href="Pictures/100000000000055600000300A229CF11.png" xlink:type="simple" xlink:show="embed" xlink:actuate="onLoad"/></draw:frame><text:soft-page-break/></text:p>
      <text:p text:style-name="Standard"/>
      <text:p text:style-name="Standard"><draw:frame draw:style-name="fr1" draw:name="Изображение6" text:anchor-type="paragraph" svg:width="17cm" svg:height="9.557cm" draw:z-index="5"><draw:image xlink:href="Pictures/1000000000000556000003000EBA7D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22:27.609000000</meta:creation-date>
    <dc:date>2019-02-25T15:51:10.937000000</dc:date>
    <meta:editing-duration>PT13M8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4.2.6.2$Windows_x86 LibreOffice_project/185f2ce4dcc34af9bd97dec29e6d42c39557298f</meta:generator>
  </office:meta>
</office:document-meta>
</file>